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D91F12E6BCCA2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adornments="标准" style:font-pitch="fixed"/>
    <style:font-face style:name="Noto Mono5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思源黑体 CN Light" svg:font-family="'思源黑体 CN Light'" style:font-pitch="variable"/>
    <style:font-face style:name="思源黑体 CN Normal" svg:font-family="'思源黑体 CN Normal'" style:font-pitch="variable"/>
    <style:font-face style:name="思源黑体 CN Normal1" svg:font-family="'思源黑体 CN Normal'" style:font-adornments="标准" style:font-pitch="variable"/>
    <style:font-face style:name="Liberation Sans" svg:font-family="'Liberation Sans'" style:font-family-generic="modern" style:font-pitch="variable"/>
    <style:font-face style:name="Noto Mono4" svg:font-family="'Noto Mono'" style:font-family-generic="modern" style:font-pitch="variable"/>
    <style:font-face style:name="Noto Mono1" svg:font-family="'Noto Mono'" style:font-adornments="标准" style:font-family-generic="modern" style:font-pitch="variable"/>
    <style:font-face style:name="微软雅黑1" svg:font-family="微软雅黑" style:font-family-generic="modern" style:font-pitch="variable"/>
    <style:font-face style:name="微软雅黑 Light" svg:font-family="'微软雅黑 Light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3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微软雅黑2" svg:font-family="微软雅黑" style:font-family-generic="roman" style:font-pitch="variable"/>
    <style:font-face style:name="微软雅黑 Light2" svg:font-family="'微软雅黑 Light'" style:font-family-generic="roman" style:font-pitch="variable"/>
    <style:font-face style:name="Noto Sans CJK SC Regular" svg:font-family="'Noto Sans CJK SC Regular'" style:font-family-generic="swiss" style:font-pitch="variable"/>
    <style:font-face style:name="微软雅黑" svg:font-family="微软雅黑" style:font-family-generic="swiss" style:font-pitch="variable"/>
    <style:font-face style:name="微软雅黑 Light1" svg:font-family="'微软雅黑 Light'" style:font-family-generic="swiss" style:font-pitch="variable"/>
    <style:font-face style:name="微软雅黑 Light3" svg:font-family="'微软雅黑 Light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3" svg:font-family="微软雅黑" style:font-family-generic="system" style:font-pitch="variable"/>
    <style:font-face style:name="微软雅黑 Light4" svg:font-family="'微软雅黑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style:font-name="JetBrains Mono" style:font-name-asian="思源黑体 CN Normal"/>
    </style:style>
    <style:style style:name="P5" style:family="paragraph">
      <style:paragraph-properties style:writing-mode="lr-tb"/>
      <style:text-properties style:font-name="JetBrains Mono" style:font-name-asian="思源黑体 CN Normal"/>
    </style:style>
    <style:style style:name="P6" style:family="paragraph">
      <style:text-properties style:font-name-asian="思源黑体 CN Light"/>
    </style:style>
    <style:style style:name="P7" style:family="paragraph">
      <style:paragraph-properties style:writing-mode="lr-tb"/>
      <style:text-properties style:font-name-asian="思源黑体 CN Light"/>
    </style:style>
    <style:style style:name="P8" style:family="paragraph">
      <loext:graphic-properties draw:fill-color="#ffffff"/>
      <style:paragraph-properties style:writing-mode="lr-tb"/>
      <style:text-properties style:font-size-asian="20pt"/>
    </style:style>
    <style:style style:name="P9" style:family="paragraph">
      <style:text-properties style:font-name-asian="思源黑体 CN Normal"/>
    </style:style>
    <style:style style:name="P10" style:family="paragraph">
      <style:paragraph-properties style:writing-mode="lr-tb"/>
      <style:text-properties style:font-name-asian="思源黑体 CN Normal"/>
    </style:style>
    <style:style style:name="P11" style:family="paragraph">
      <style:paragraph-properties fo:margin-top="0.2cm" fo:margin-bottom="0cm"/>
      <style:text-properties style:font-name-asian="思源黑体 CN Light"/>
    </style:style>
    <style:style style:name="P12" style:family="paragraph">
      <style:text-properties style:font-name="思源黑体 CN Normal" style:font-name-asian="思源黑体 CN Normal"/>
    </style:style>
    <style:style style:name="P13" style:family="paragraph">
      <style:paragraph-properties style:writing-mode="lr-tb"/>
      <style:text-properties style:font-name="思源黑体 CN Normal" style:font-name-asian="思源黑体 CN Normal"/>
    </style:style>
    <style:style style:name="T1" style:family="text">
      <style:text-properties style:font-name="Noto Mono5" style:font-name-asian="微软雅黑 Light3" style:font-weight-asian="250"/>
    </style:style>
    <style:style style:name="T2" style:family="text">
      <style:text-properties style:font-name="Noto Mono5" style:font-name-asian="微软雅黑 Light3" style:font-size-asian="32pt" style:font-weight-asian="250"/>
    </style:style>
    <style:style style:name="T3" style:family="text">
      <style:text-properties style:font-name="JetBrains Mono" style:font-name-asian="思源黑体 CN Normal" style:font-weight-asian="250"/>
    </style:style>
    <style:style style:name="T4" style:family="text">
      <style:text-properties style:font-name="Noto Mono5" style:font-name-asian="思源黑体 CN Light" style:font-weight-asian="250"/>
    </style:style>
    <style:style style:name="T5" style:family="text">
      <style:text-properties style:font-name="Noto Mono5" style:font-name-asian="思源黑体 CN Normal" style:font-weight-asian="250"/>
    </style:style>
    <style:style style:name="T6" style:family="text">
      <style:text-properties style:font-name="Noto Mono5" fo:font-size="28pt" style:font-name-asian="思源黑体 CN Light" style:font-size-asian="28pt" style:font-weight-asian="250" style:font-size-complex="28pt"/>
    </style:style>
    <style:style style:name="T7" style:family="text">
      <style:text-properties style:font-name="Noto Mono5" fo:font-size="26pt" style:font-name-asian="思源黑体 CN Light" style:font-size-asian="26pt" style:font-weight-asian="250" style:font-size-complex="26pt"/>
    </style:style>
    <style:style style:name="T8" style:family="text">
      <style:text-properties style:font-name="Noto Mono5" fo:font-size="16pt" style:font-name-asian="微软雅黑 Light3" style:font-size-asian="16pt" style:font-weight-asian="250" style:font-size-complex="16pt"/>
    </style:style>
    <style:style style:name="T9" style:family="text">
      <style:text-properties style:font-name="Noto Mono5" fo:font-size="20pt" style:font-name-asian="微软雅黑 Light3" style:font-size-asian="20pt" style:font-weight-asian="250" style:font-size-complex="20pt"/>
    </style:style>
    <style:style style:name="T10" style:family="text">
      <style:text-properties style:font-name="思源黑体 CN Normal" style:font-name-asian="思源黑体 CN Normal" style:font-weight-asian="2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课程介绍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5" draw:layer="layout" svg:width="25.199cm" svg:height="2.572cm" svg:x="1.4cm" svg:y="0.628cm" presentation:class="title">
          <draw:text-box>
            <text:p text:style-name="P4"><text:span text:style-name="T3">课程性质和定位</text:span></text:p>
          </draw:text-box>
        </draw:frame>
        <draw:frame presentation:style-name="pr4" draw:text-style-name="P7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目前本课程是一门选修课。</text:span></text:p>
              </text:list-item>
              <text:list-item>
                <text:p text:style-name="P6"><text:span text:style-name="T4">课程内容对学习其他课程有帮助。</text:span></text:p>
              </text:list-item>
              <text:list-item>
                <text:p text:style-name="P6"><text:span text:style-name="T4">本课程包括理论和实践部分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10" draw:layer="layout" svg:width="25.199cm" svg:height="2.572cm" svg:x="1.4cm" svg:y="0.628cm" presentation:class="title" presentation:user-transformed="true">
          <draw:text-box>
            <text:p text:style-name="P9"><text:span text:style-name="T5">课程主要内容</text:span></text:p>
          </draw:text-box>
        </draw:frame>
        <draw:frame presentation:style-name="pr4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本课程主要是</text:span><text:span text:style-name="T6">Linux</text:span><text:span text:style-name="T6">系统基本使用。包括：</text:span></text:p>
                <text:list>
                  <text:list-item>
                    <text:p text:style-name="P11"><text:span text:style-name="T7">Linux</text:span><text:span text:style-name="T7">历史、发展现状、系统安装。</text:span></text:p>
                  </text:list-item>
                  <text:list-item>
                    <text:p text:style-name="P11"><text:span text:style-name="T7">shell</text:span><text:span text:style-name="T7">基础和常用命令。</text:span></text:p>
                  </text:list-item>
                  <text:list-item>
                    <text:p text:style-name="P11"><text:span text:style-name="T7">文件管理、用户管理、文件权限</text:span><text:span text:style-name="T7">···</text:span></text:p>
                  </text:list-item>
                  <text:list-item>
                    <text:p text:style-name="P11"><text:span text:style-name="T7">shell</text:span><text:span text:style-name="T7">脚本基础。</text:span></text:p>
                  </text:list-item>
                  <text:list-item>
                    <text:p text:style-name="P11"><text:span text:style-name="T7">CentOS</text:span><text:span text:style-name="T7">和</text:span><text:span text:style-name="T7">Ubuntu</text:span><text:span text:style-name="T7">的区别。</text:span></text:p>
                  </text:list-item>
                  <text:list-item>
                    <text:p text:style-name="P11"><text:span text:style-name="T7">Linux C</text:span><text:span text:style-name="T7">编程环境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课程地址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在线教程</text:span><text:span text:style-name="T1">：</text:span></text:p>
                <text:p><text:span text:style-name="T8">https://gitee.com/daoio/open-tech-doc/tree/master/linux/linux-system</text:span></text:p>
              </text:list-item>
              <text:list-item>
                <text:p><text:span text:style-name="T4">github</text:span><text:span text:style-name="T4">课件</text:span><text:span text:style-name="T1">：</text:span></text:p>
                <text:p><text:span text:style-name="T9">https://github.com/master-genius/linux-syste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text-style-name="P13" draw:layer="layout" svg:width="25.199cm" svg:height="2.572cm" svg:x="1.4cm" svg:y="0.628cm" presentation:class="title">
          <draw:text-box>
            <text:p text:style-name="P12"><text:span text:style-name="T10">如何学习</text:span></text:p>
          </draw:text-box>
        </draw:frame>
        <draw:frame presentation:style-name="pr4" draw:text-style-name="P7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学习</text:span><text:span text:style-name="T4">Linux</text:span><text:span text:style-name="T4">最好的方式就是去使用它。</text:span></text:p>
              </text:list-item>
              <text:list-item>
                <text:p text:style-name="P6"><text:span text:style-name="T4">系统环境搭建可以是以下方式：</text:span></text:p>
                <text:list>
                  <text:list-item>
                    <text:p text:style-name="P6"><text:span text:style-name="T4">物理机安装。</text:span></text:p>
                  </text:list-item>
                  <text:list-item>
                    <text:p text:style-name="P6"><text:span text:style-name="T4">虚拟机安装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adornments="标准" style:font-pitch="fixed"/>
    <style:font-face style:name="Noto Mono5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思源黑体 CN Light" svg:font-family="'思源黑体 CN Light'" style:font-pitch="variable"/>
    <style:font-face style:name="思源黑体 CN Normal" svg:font-family="'思源黑体 CN Normal'" style:font-pitch="variable"/>
    <style:font-face style:name="思源黑体 CN Normal1" svg:font-family="'思源黑体 CN Normal'" style:font-adornments="标准" style:font-pitch="variable"/>
    <style:font-face style:name="Liberation Sans" svg:font-family="'Liberation Sans'" style:font-family-generic="modern" style:font-pitch="variable"/>
    <style:font-face style:name="Noto Mono4" svg:font-family="'Noto Mono'" style:font-family-generic="modern" style:font-pitch="variable"/>
    <style:font-face style:name="Noto Mono1" svg:font-family="'Noto Mono'" style:font-adornments="标准" style:font-family-generic="modern" style:font-pitch="variable"/>
    <style:font-face style:name="微软雅黑1" svg:font-family="微软雅黑" style:font-family-generic="modern" style:font-pitch="variable"/>
    <style:font-face style:name="微软雅黑 Light" svg:font-family="'微软雅黑 Light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3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微软雅黑2" svg:font-family="微软雅黑" style:font-family-generic="roman" style:font-pitch="variable"/>
    <style:font-face style:name="微软雅黑 Light2" svg:font-family="'微软雅黑 Light'" style:font-family-generic="roman" style:font-pitch="variable"/>
    <style:font-face style:name="Noto Sans CJK SC Regular" svg:font-family="'Noto Sans CJK SC Regular'" style:font-family-generic="swiss" style:font-pitch="variable"/>
    <style:font-face style:name="微软雅黑" svg:font-family="微软雅黑" style:font-family-generic="swiss" style:font-pitch="variable"/>
    <style:font-face style:name="微软雅黑 Light1" svg:font-family="'微软雅黑 Light'" style:font-family-generic="swiss" style:font-pitch="variable"/>
    <style:font-face style:name="微软雅黑 Light3" svg:font-family="'微软雅黑 Light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3" svg:font-family="微软雅黑" style:font-family-generic="system" style:font-pitch="variable"/>
    <style:font-face style:name="微软雅黑 Light4" svg:font-family="'微软雅黑 Light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D91F12E6BCCA29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思源黑体 CN Light" style:font-family-asian="'思源黑体 CN Light'" style:font-pitch-asian="variable" style:font-size-asian="32pt" style:font-style-asian="normal" style:font-weight-asian="250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微软雅黑 Light1" fo:font-family="'微软雅黑 Light'" style:font-family-generic="swiss" style:font-pitch="variable" fo:font-size="32pt" style:font-name-asian="思源黑体 CN Light" style:font-family-asian="'思源黑体 CN Light'" style:font-pitch-asian="variable" style:font-size-asian="32pt" style:font-size-complex="32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微软雅黑 Light1" fo:font-family="'微软雅黑 Light'" style:font-family-generic="swiss" style:font-pitch="variable" fo:font-size="32pt" style:font-name-asian="思源黑体 CN Light" style:font-family-asian="'思源黑体 CN Light'" style:font-pitch-asian="variable" style:font-size-asian="32pt" style:font-size-complex="32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微软雅黑 Light1" fo:font-family="'微软雅黑 Light'" style:font-family-generic="swiss" style:font-pitch="variable" fo:font-size="32pt" style:font-name-asian="思源黑体 CN Light" style:font-family-asian="'思源黑体 CN Light'" style:font-pitch-asian="variable" style:font-size-asian="32pt" style:font-size-complex="32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微软雅黑 Light1" fo:font-family="'微软雅黑 Light'" style:font-family-generic="swiss" style:font-pitch="variable" fo:font-size="32pt" style:font-name-asian="思源黑体 CN Light" style:font-family-asian="'思源黑体 CN Light'" style:font-pitch-asian="variable" style:font-size-asian="32pt" style:font-size-complex="32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微软雅黑 Light1" fo:font-family="'微软雅黑 Light'" style:font-family-generic="swiss" style:font-pitch="variable" fo:font-size="32pt" style:font-name-asian="思源黑体 CN Light" style:font-family-asian="'思源黑体 CN Light'" style:font-pitch-asian="variable" style:font-size-asian="32pt" style:font-size-complex="32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微软雅黑 Light1" fo:font-family="'微软雅黑 Light'" style:font-family-generic="swiss" style:font-pitch="variable" fo:font-size="32pt" style:font-name-asian="思源黑体 CN Light" style:font-family-asian="'思源黑体 CN Light'" style:font-pitch-asian="variable" style:font-size-asian="32pt" style:font-size-complex="32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JetBrains Mono" fo:font-family="'JetBrains Mono'" style:font-style-name="标准" style:font-pitch="fixed" fo:font-size="40pt" fo:font-style="normal" fo:text-shadow="none" style:text-underline-style="none" fo:font-weight="normal" style:letter-kerning="true" fo:background-color="transparent" style:font-name-asian="思源黑体 CN Normal1" style:font-family-asian="'思源黑体 CN Normal'" style:font-style-name-asian="标准" style:font-pitch-asian="variable" style:font-size-asian="4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1T16:41:56.288919712</meta:creation-date>
    <dc:date>2021-02-28T22:06:48.278768559</dc:date>
    <meta:editing-duration>PT1H45M10S</meta:editing-duration>
    <meta:editing-cycles>54</meta:editing-cycles>
    <meta:generator>LibreOffice/6.4.6.2$Linux_X86_64 LibreOffice_project/40$Build-2</meta:generator>
    <meta:document-statistic meta:object-count="41"/>
  </office:meta>
</office:document-meta>
</file>